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9">entiendo que hablemos de logica cuando existe informacion (como datos codificados en el ADN) que es procesada (durante la reproduccion), entonces existe proceso logico.</text:p>
      <text:p text:style-name="P19">sin embargo, no veo los elementos logicos</text:p>
      <text:p text:style-name="P19">cuando lo que tenemos es un conjunto de compuestos quimicos reaccionando.</text:p>
      <text:p text:style-name="P19">mientras se trata solo de una red autocatalitica no hay reproduccion, no hay proceso logico, tampoco existe una memoria que mantenga la informacion.</text:p>
      <text:p text:style-name="P19">como lo explicas?</text:p>
      <text:p text:style-name="Horizontal_20_Line"/>
      <text:p text:style-name="Text_20_body"/>
      <text:p text:style-name="Text_20_body"/>
      <text:p text:style-name="Text_20_body">Lo que estás señalando es <text:span text:style-name="Strong_20_Emphasis">el punto más delicado de toda la teoría</text:span>:<text:line-break/>¿cómo puede existir “lógica” antes de que exista un código, una memoria o un mecanismo explícito de reproducción?</text:p>
      <text:p text:style-name="Text_20_body">Tu intuición es correcta:<text:line-break/>una red autocatalítica <text:span text:style-name="Strong_20_Emphasis">no tiene ADN</text:span>,<text:line-break/>no tiene <text:span text:style-name="Strong_20_Emphasis">símbolos</text:span>,<text:line-break/>no tiene <text:span text:style-name="Strong_20_Emphasis">instrucciones</text:span>,<text:line-break/>no tiene <text:span text:style-name="Strong_20_Emphasis">procesos de lectura/escritura</text:span>.</text:p>
      <text:p text:style-name="Text_20_body">Entonces…<text:line-break/>¿cómo puede haber <text:span text:style-name="Emphasis">lógica</text:span> ahí?</text:p>
      <text:p text:style-name="Text_20_body">La clave es entender que <text:span text:style-name="Strong_20_Emphasis">la lógica no aparece de golpe</text:span>, sino que surge en tres niveles distintos, y el primero de ellos no requiere símbolos ni memoria.</text:p>
      <text:p text:style-name="Horizontal_20_Line"/>
      <text:h text:style-name="Heading_20_2" text:outline-level="2">1. La lógica no empieza con el ADN: empieza con la organización</text:h>
      <text:p text:style-name="Text_20_body">Antes de que exista información codificada, existe <text:span text:style-name="Strong_20_Emphasis">organización</text:span>.</text:p>
      <text:p text:style-name="Text_20_body">Una red autocatalítica no tiene “instrucciones”, pero sí tiene:</text:p>
      <text:list xml:id="list2226316320" text:style-name="L1">
        <text:list-item>
          <text:p text:style-name="P2">relaciones entre componentes, </text:p>
        </text:list-item>
        <text:list-item>
          <text:p text:style-name="P2">dependencias, </text:p>
        </text:list-item>
        <text:list-item>
          <text:p text:style-name="P2">ciclos, </text:p>
        </text:list-item>
        <text:list-item>
          <text:p text:style-name="P2">retroalimentaciones, </text:p>
        </text:list-item>
        <text:list-item>
          <text:p text:style-name="P2">umbrales, </text:p>
        </text:list-item>
        <text:list-item>
          <text:p text:style-name="P1">dinámicas estables. </text:p>
        </text:list-item>
      </text:list>
      <text:p text:style-name="Text_20_body">Eso <text:span text:style-name="Strong_20_Emphasis">ya es lógica</text:span>, aunque no simbólica.</text:p>
      <text:p text:style-name="Text_20_body"><text:soft-page-break/>Es lo que podríamos llamar <text:span text:style-name="Strong_20_Emphasis">lógica material</text:span> o <text:span text:style-name="Strong_20_Emphasis">lógica implícita</text:span>.</text:p>
      <text:h text:style-name="Heading_20_3" text:outline-level="3">Ejemplo simple</text:h>
      <text:p text:style-name="Text_20_body">Si A produce B, y B produce C, y C produce A, entonces:</text:p>
      <text:list xml:id="list193608238" text:style-name="L2">
        <text:list-item>
          <text:p text:style-name="P4">si A baja, B baja, C baja → el ciclo colapsa </text:p>
        </text:list-item>
        <text:list-item>
          <text:p text:style-name="P3">si A sube, B sube, C sube → el ciclo se refuerza </text:p>
        </text:list-item>
      </text:list>
      <text:p text:style-name="Text_20_body">Esto es un <text:span text:style-name="Strong_20_Emphasis">si-entonces</text:span>.<text:line-break/>No está escrito en ningún lado.<text:line-break/>No está codificado.<text:line-break/>Pero <text:span text:style-name="Strong_20_Emphasis">está en la estructura misma del sistema</text:span>.</text:p>
      <text:p text:style-name="Text_20_body">Es lógica sin símbolos.<text:line-break/>Lógica sin memoria.<text:line-break/>Lógica sin ADN.</text:p>
      <text:p text:style-name="Horizontal_20_Line"/>
      <text:h text:style-name="Heading_20_2" text:outline-level="2">2. La lógica aparece cuando hay <text:span text:style-name="Emphasis">dependencias funcionales</text:span></text:h>
      <text:p text:style-name="Text_20_body">Una red autocatalítica no “piensa”, pero <text:span text:style-name="Strong_20_Emphasis">funciona</text:span> según reglas:</text:p>
      <text:list xml:id="list1789492836" text:style-name="L3">
        <text:list-item>
          <text:p text:style-name="P6">Si falta un componente, el ciclo se debilita. </text:p>
        </text:list-item>
        <text:list-item>
          <text:p text:style-name="P6">Si entra un inhibidor, el ciclo se detiene. </text:p>
        </text:list-item>
        <text:list-item>
          <text:p text:style-name="P6">Si aumenta un catalizador, el ciclo se acelera. </text:p>
        </text:list-item>
        <text:list-item>
          <text:p text:style-name="P5">Si la membrana se rompe, el ciclo se dispersa. </text:p>
        </text:list-item>
      </text:list>
      <text:p text:style-name="Text_20_body">Estas no son “reacciones químicas sueltas”.<text:line-break/>Son <text:span text:style-name="Strong_20_Emphasis">relaciones funcionales</text:span>.</text:p>
      <text:p text:style-name="Text_20_body">Y una relación funcional es ya un tipo de lógica.</text:p>
      <text:h text:style-name="Heading_20_3" text:outline-level="3">¿Por qué?</text:h>
      <text:p text:style-name="Text_20_body">Porque una relación funcional es una <text:span text:style-name="Strong_20_Emphasis">restricción</text:span>:</text:p>
      <text:list xml:id="list1717412457" text:style-name="L4">
        <text:list-item>
          <text:p text:style-name="P8">no todo puede ocurrir, </text:p>
        </text:list-item>
        <text:list-item>
          <text:p text:style-name="P8">solo ciertas secuencias son posibles, </text:p>
        </text:list-item>
        <text:list-item>
          <text:p text:style-name="P7">solo ciertas configuraciones son estables. </text:p>
        </text:list-item>
      </text:list>
      <text:p text:style-name="Text_20_body">La lógica es, en esencia, <text:span text:style-name="Strong_20_Emphasis">restricción estructural</text:span>.</text:p>
      <text:p text:style-name="Horizontal_20_Line"/>
      <text:h text:style-name="Heading_20_2" text:outline-level="2">3. La lógica se vuelve explícita cuando aparece la memoria simbólica</text:h>
      <text:p text:style-name="Text_20_body">Aquí sí aparece lo que tú llamas “proceso lógico” en el sentido fuerte:</text:p>
      <text:list xml:id="list2898742103" text:style-name="L5">
        <text:list-item>
          <text:p text:style-name="P10"><text:soft-page-break/>símbolos, </text:p>
        </text:list-item>
        <text:list-item>
          <text:p text:style-name="P10">reglas, </text:p>
        </text:list-item>
        <text:list-item>
          <text:p text:style-name="P10">codificación, </text:p>
        </text:list-item>
        <text:list-item>
          <text:p text:style-name="P10">lectura, </text:p>
        </text:list-item>
        <text:list-item>
          <text:p text:style-name="P10">escritura, </text:p>
        </text:list-item>
        <text:list-item>
          <text:p text:style-name="P9">reproducción fiel. </text:p>
        </text:list-item>
      </text:list>
      <text:p text:style-name="Text_20_body">Pero esto es <text:span text:style-name="Strong_20_Emphasis">la tercera etapa</text:span>, no la primera.</text:p>
      <text:p text:style-name="Text_20_body">La secuencia completa es:</text:p>
      <text:list xml:id="list2095798101" text:style-name="L6">
        <text:list-item>
          <text:p text:style-name="P12"><text:span text:style-name="Strong_20_Emphasis">Lógica implícita</text:span> — relaciones químicas organizadas (autocatalisis). </text:p>
        </text:list-item>
        <text:list-item>
          <text:p text:style-name="P12"><text:span text:style-name="Strong_20_Emphasis">Lógica funcional</text:span> — conservación activa (membranas + regulación). </text:p>
        </text:list-item>
        <text:list-item>
          <text:p text:style-name="P11"><text:span text:style-name="Strong_20_Emphasis">Lógica simbólica</text:span> — ADN/ARN (codificación y reproducción). </text:p>
        </text:list-item>
      </text:list>
      <text:p text:style-name="Text_20_body">La inteligencia empieza en el nivel 1.<text:line-break/>La vida empieza en el nivel 2.<text:line-break/>La evolución robusta empieza en el nivel 3.</text:p>
      <text:p text:style-name="Horizontal_20_Line"/>
      <text:h text:style-name="Heading_20_2" text:outline-level="2">4. ¿Por qué una red autocatalítica ya contiene “lógica”?</text:h>
      <text:p text:style-name="Text_20_body">Porque la lógica no es lo que pensamos desde la informática.<text:line-break/>No es:</text:p>
      <text:list xml:id="list3457519481" text:style-name="L7">
        <text:list-item>
          <text:p text:style-name="P14">un lenguaje, </text:p>
        </text:list-item>
        <text:list-item>
          <text:p text:style-name="P14">un código, </text:p>
        </text:list-item>
        <text:list-item>
          <text:p text:style-name="P14">un algoritmo, </text:p>
        </text:list-item>
        <text:list-item>
          <text:p text:style-name="P13">una instrucción. </text:p>
        </text:list-item>
      </text:list>
      <text:p text:style-name="Text_20_body">La lógica es <text:span text:style-name="Strong_20_Emphasis">la estructura de las relaciones que determinan qué puede pasar y qué no</text:span>.</text:p>
      <text:p text:style-name="Text_20_body">En una red autocatalítica:</text:p>
      <text:list xml:id="list2389250677" text:style-name="L8">
        <text:list-item>
          <text:p text:style-name="P16">hay nodos, </text:p>
        </text:list-item>
        <text:list-item>
          <text:p text:style-name="P16">hay enlaces, </text:p>
        </text:list-item>
        <text:list-item>
          <text:p text:style-name="P16">hay dependencias, </text:p>
        </text:list-item>
        <text:list-item>
          <text:p text:style-name="P16">hay ciclos, </text:p>
        </text:list-item>
        <text:list-item>
          <text:p text:style-name="P15">hay condiciones de estabilidad. </text:p>
        </text:list-item>
      </text:list>
      <text:p text:style-name="Text_20_body">Eso es un <text:span text:style-name="Strong_20_Emphasis">grafo funcional</text:span>.<text:line-break/>Y un grafo funcional <text:span text:style-name="Strong_20_Emphasis">es una forma de lógica</text:span>.</text:p>
      <text:p text:style-name="Text_20_body">No simbólica.<text:line-break/>No consciente.<text:line-break/>No codificada.</text:p>
      <text:p text:style-name="Text_20_body">Pero sí <text:span text:style-name="Strong_20_Emphasis">real</text:span>.</text:p>
      <text:p text:style-name="Horizontal_20_Line"><text:soft-page-break/></text:p>
      <text:h text:style-name="Heading_20_2" text:outline-level="2">5. ¿Por qué esto importa tanto para tu teoría?</text:h>
      <text:p text:style-name="Text_20_body">Porque resuelve el aparente salto mágico:</text:p>
      <text:p text:style-name="Quotations">“¿Cómo pasamos de química a lógica?”</text:p>
      <text:p text:style-name="Text_20_body">La respuesta es:</text:p>
      <text:p text:style-name="Text_20_body"><text:span text:style-name="Strong_20_Emphasis">La lógica ya estaba en la química, pero no como símbolos, sino como organización.</text:span></text:p>
      <text:p text:style-name="Text_20_body">La codificación genética no crea la lógica.<text:line-break/>La codificación genética <text:span text:style-name="Strong_20_Emphasis">captura</text:span> la lógica que ya existía en la organización del sistema.</text:p>
      <text:p text:style-name="Text_20_body">El ADN no inventa la vida.<text:line-break/>El ADN <text:span text:style-name="Strong_20_Emphasis">escribe</text:span> la vida.</text:p>
      <text:p text:style-name="Horizontal_20_Line"/>
      <text:h text:style-name="Heading_20_2" text:outline-level="2">6. La frase que lo resume todo</text:h>
      <text:p text:style-name="Quotations"><text:span text:style-name="Strong_20_Emphasis">La lógica no aparece cuando surge el ADN.<text:line-break/>La lógica aparece cuando la materia se organiza de forma que unas partes dependen de otras para mantenerse.<text:line-break/>El ADN solo convierte esa lógica implícita en lógica explícita.</text:span></text:p>
      <text:p text:style-name="Horizontal_20_Line"/>
      <text:p text:style-name="Text_20_body">Si quieres, podemos avanzar hacia:</text:p>
      <text:list xml:id="list2182709538" text:style-name="L9">
        <text:list-item>
          <text:p text:style-name="P18">cómo se formaliza esta “lógica implícita” en términos matemáticos, </text:p>
        </text:list-item>
        <text:list-item>
          <text:p text:style-name="P18">cómo se pasa de lógica implícita a lógica simbólica, </text:p>
        </text:list-item>
        <text:list-item>
          <text:p text:style-name="P17">o cómo integrar esta secuencia en tu teoría como un capítulo sobre el origen de la inteligencia. 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8T09:30:54.700000000</meta:creation-date>
    <dc:date>2026-02-28T09:40:56.983000000</dc:date>
    <meta:editing-duration>PT10M2S</meta:editing-duration>
    <meta:editing-cycles>1</meta:editing-cycles>
    <meta:document-statistic meta:table-count="0" meta:image-count="0" meta:object-count="0" meta:page-count="4" meta:paragraph-count="83" meta:word-count="736" meta:character-count="4357" meta:non-whitespace-character-count="3701"/>
    <meta:generator>LibreOffice/7.3.5.2$Windows_X86_64 LibreOffice_project/184fe81b8c8c30d8b5082578aee2fed2ea847c01</meta:generator>
  </office:meta>
</office:document-meta>
</file>